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12594e" officeooo:paragraph-rsid="0012594e" style:font-weight-asian="bold" style:font-weight-complex="bold"/>
    </style:style>
    <style:style style:name="P2" style:family="paragraph" style:parent-style-name="Standard">
      <style:text-properties fo:font-weight="bold" officeooo:rsid="0012a748" officeooo:paragraph-rsid="0012a748" style:font-weight-asian="bold" style:font-weight-complex="bold"/>
    </style:style>
    <style:style style:name="P3" style:family="paragraph" style:parent-style-name="Standard">
      <style:text-properties fo:font-weight="bold" officeooo:rsid="0014669b" officeooo:paragraph-rsid="0014669b" style:font-weight-asian="bold" style:font-weight-complex="bold"/>
    </style:style>
    <style:style style:name="P4" style:family="paragraph" style:parent-style-name="Standard">
      <style:text-properties fo:font-weight="bold" officeooo:rsid="0015477e" officeooo:paragraph-rsid="0015477e" style:font-weight-asian="bold" style:font-weight-complex="bold"/>
    </style:style>
    <style:style style:name="P5" style:family="paragraph" style:parent-style-name="Standard">
      <style:text-properties fo:font-weight="bold" officeooo:rsid="00162b1d" officeooo:paragraph-rsid="00162b1d" style:font-weight-asian="bold" style:font-weight-complex="bold"/>
    </style:style>
    <style:style style:name="P6" style:family="paragraph" style:parent-style-name="Standard">
      <style:text-properties fo:font-weight="bold" officeooo:rsid="0016ac6d" officeooo:paragraph-rsid="0016ac6d" style:font-weight-asian="bold" style:font-weight-complex="bold"/>
    </style:style>
    <style:style style:name="P7" style:family="paragraph" style:parent-style-name="Standard">
      <style:text-properties fo:font-weight="bold" officeooo:rsid="00197cd3" officeooo:paragraph-rsid="00197cd3" style:font-weight-asian="bold" style:font-weight-complex="bold"/>
    </style:style>
    <style:style style:name="P8" style:family="paragraph" style:parent-style-name="Standard">
      <style:text-properties fo:font-weight="normal" officeooo:rsid="0015477e" officeooo:paragraph-rsid="0015477e"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HTML Forms</text:p>
      <text:p text:style-name="P1"><text:span text:style-name="T1">HTML forms are sections of documents that contain controls. <text:s/>These controls may be menus, or checkboxes, or password fields or radio buttons, or text fields or buttons for submitting or similar. <text:s/>The forms help the user input required data. <text:s/>Some data might be passwords, phone numbers, names, etc. <text:s/>It’s certainly a requirement if we want data to be collected from our website visitors for use. </text:span></text:p>
      <text:p text:style-name="P1"><text:span text:style-name="T1"/></text:p>
      <text:p text:style-name="P1"><text:span text:style-name="T1">For example, let’s say the user wants to purchase something from our website. <text:s/>They’d need to give us:</text:span></text:p>
      <text:p text:style-name="P1"><text:span text:style-name="T1">1) a shipping address</text:span></text:p>
      <text:p text:style-name="P1"><text:span text:style-name="T1">2) a name</text:span></text:p>
      <text:p text:style-name="P1"><text:span text:style-name="T1">3) payment details</text:span></text:p>
      <text:p text:style-name="P1"><text:span text:style-name="T1">and possibly more necessary data to ensure this actually happens.</text:span></text:p>
      <text:p text:style-name="P1"><text:span text:style-name="T1"/></text:p>
      <text:p text:style-name="P1">Syntax of HTML forms</text:p>
      <text:p text:style-name="P1"><text:span text:style-name="T1">The syntax is:</text:span></text:p>
      <text:p text:style-name="P1"><text:span text:style-name="T1">&lt;form action="server url" <text:s/>method="get|post"&gt;&lt;/form&gt;</text:span></text:p>
      <text:p text:style-name="P1"><text:span text:style-name="T1">Somewhere in there we may have input controls like a textfield, text area, radio button, or button.</text:span></text:p>
      <text:p text:style-name="P1"><text:span text:style-name="T1"/></text:p>
      <text:p text:style-name="P1">HTML Form tags</text:p>
      <text:p text:style-name="P1"><text:span text:style-name="T1">There are multiple kinds:</text:span></text:p>
      <text:p text:style-name="P1"><text:span text:style-name="T1">&lt;form&gt; This is our main tag. It works the way ol/ul and table work. Think of it like a div.</text:span></text:p>
      <text:p text:style-name="P1"><text:span text:style-name="T1">&lt;input&gt; This is used to define input controls</text:span></text:p>
      <text:p text:style-name="P1"><text:span text:style-name="T1">&lt;textarea&gt; This is used to define a control from a multi-line input</text:span></text:p>
      <text:p text:style-name="P1"><text:span text:style-name="T1">&lt;label&gt; This is used to define labels for input elements</text:span></text:p>
      <text:p text:style-name="P1"><text:span text:style-name="T1">&lt;fieldset&gt; USed to group related elements in forms.</text:span></text:p>
      <text:p text:style-name="P1"><text:span text:style-name="T1">&lt;legend&gt; This is used to define captions for &lt;fieldset&gt; elements</text:span></text:p>
      <text:p text:style-name="P1"><text:span text:style-name="T1">&lt;select&gt; This us used to define a down-down list</text:span></text:p>
      <text:p text:style-name="P1"><text:span text:style-name="T1">&lt;optgroup&gt; This is used to define groups of options that are related in drop-down lists</text:span></text:p>
      <text:p text:style-name="P1"><text:span text:style-name="T1">&lt;option&gt; This is used to define drop-down list options</text:span></text:p>
      <text:p text:style-name="P1"><text:span text:style-name="T1">&lt;button&gt; This is used to define a clickable button.</text:span></text:p>
      <text:p text:style-name="P1"><text:span text:style-name="T1"/></text:p>
      <text:p text:style-name="P1">HTML5 Form Attributes</text:p>
      <text:p text:style-name="P1"><text:span text:style-name="T1">All of the form tags can have attributes including the following:</text:span></text:p>
      <text:p text:style-name="P1"><text:span text:style-name="T1">&lt;datalist&gt; for specifying pre-defined input control options</text:span></text:p>
      <text:p text:style-name="P1"><text:span text:style-name="T1">&lt;keygen&gt; for defining a field to generate key-pairs in forms.</text:span></text:p>
      <text:p text:style-name="P1"><text:span text:style-name="T1">&lt;output&gt; for defining calculation results</text:span></text:p>
      <text:p text:style-name="P1"><text:span text:style-name="T1"/></text:p>
      <text:p text:style-name="P1">The &lt;form&gt; Element</text:p>
      <text:p text:style-name="P1"><text:span text:style-name="T1">This provides a way for users to input requested information and provides different controls to allow it including password fields, text area,s, text fields, and so on. It’s an element on it’s own and holds the elements making up the form. <text:s/>It works in concept like &lt;table&gt; and &lt;div&gt; as a sort of "container".</text:span></text:p>
      <text:p text:style-name="P1"><text:span text:style-name="T1"/></text:p>
      <text:p text:style-name="P1">&lt;input&gt; Element</text:p>
      <text:p text:style-name="P1"><text:span text:style-name="T1">This is one of the most imporrtant and fundamental form elements and is used for creating the form fields where the user inputs their info. Different input fields can be applied, depending on the information required of the user.</text:span></text:p>
      <text:p text:style-name="P1"><text:span text:style-name="T1"/></text:p>
      <text:p text:style-name="P1"><text:span text:style-name="T1">Here is what a simple text input looks like:</text:span></text:p>
      <text:p text:style-name="P1"><text:span text:style-name="T1">&lt;body&gt;</text:span></text:p>
      <text:p text:style-name="P1"><text:span text:style-name="T1"><text:tab/>&lt;form&gt;Input your name &lt;br&gt;</text:span></text:p>
      <text:p text:style-name="P1"><text:soft-page-break/><text:span text:style-name="T1">&lt;input type="text" name="username"&gt;</text:span></text:p>
      <text:p text:style-name="P1"><text:span text:style-name="T1">&lt;/form&gt;</text:span></text:p>
      <text:p text:style-name="P1"><text:span text:style-name="T1">&lt;/body&gt;</text:span></text:p>
      <text:p text:style-name="P1"><text:span text:style-name="T1"/></text:p>
      <text:p text:style-name="P2"><text:span text:style-name="T1">As demonstrated,the input type is text..meaning we can enter text. It’s name attribute is what gets sent in to the server. So when we have "name", think "this goes to server" and username is just the "variable" assigned for this data in the server.</text:span></text:p>
      <text:p text:style-name="P2"><text:span text:style-name="T1"/></text:p>
      <text:p text:style-name="P3"><text:span text:style-name="T1">Specific to this example, we have a text statement of "Input your name" in the form. This works kind of like how a list works when you include text into the container part rather than the pieces. (i.e. &lt;li&gt;Here is a list of my stuff ) . <text:s/>The break is there for spacing. There will be a textbox though allowing us to input a name. <text:s text:c="2"/>Since the type of input is text, it will receive text. It then assigns to this data (if we had a button or whatever) the name "username" for the server to reference it.</text:span></text:p>
      <text:p text:style-name="P3"><text:span text:style-name="T1"/></text:p>
      <text:p text:style-name="P3">TextField Control</text:p>
      <text:p text:style-name="P3"><text:span text:style-name="T1">The input tag’s type "type" attribute is used to create a textfield control that is also called a "single line control". <text:s text:c="2"/>Our doing so is optional but server-side components require a name for a reference point.</text:span></text:p>
      <text:p text:style-name="P3"><text:span text:style-name="T1"/></text:p>
      <text:p text:style-name="P3"><text:span text:style-name="T1">First/Last example:</text:span></text:p>
      <text:p text:style-name="P3"><text:span text:style-name="T1">&lt;form&gt; First Name:</text:span></text:p>
      <text:p text:style-name="P3"><text:span text:style-name="T1">&lt;input type="text" name="firstname"&gt;</text:span></text:p>
      <text:p text:style-name="P3"><text:span text:style-name="T1">&lt;br&gt;</text:span></text:p>
      <text:p text:style-name="P3"><text:span text:style-name="T1">Last Name:</text:span></text:p>
      <text:p text:style-name="P3"><text:span text:style-name="T1">&lt;input type="text" name="lastname"&gt;</text:span></text:p>
      <text:p text:style-name="P3"><text:span text:style-name="T1">&lt;/form&gt;</text:span></text:p>
      <text:p text:style-name="P3"><text:span text:style-name="T1"/></text:p>
      <text:p text:style-name="P4"><text:span text:style-name="T1">As demonstrated in firstnamelastname.html, it works and we have our requested info and boxes for it to receive it. </text:span></text:p>
      <text:p text:style-name="P4"><text:span text:style-name="T1"/></text:p>
      <text:p text:style-name="P4">If the name attribute is left out, the text input won’t be sent to server</text:p>
      <text:p text:style-name="P4"><text:span text:style-name="T1"/></text:p>
      <text:p text:style-name="P4">&lt;textarea&gt; tag</text:p>
      <text:p text:style-name="P8">This tag is used for multi-line text forms. <text:s/>The size is specified using cols or rows.</text:p>
      <text:p text:style-name="P8">The example given is</text:p>
      <text:p text:style-name="P8">&lt;form&gt;</text:p>
      <text:p text:style-name="P8">Input your address:</text:p>
      <text:p text:style-name="P8">&lt;br&gt;</text:p>
      <text:p text:style-name="P8">&lt;textarea rows="2" cols="20"&gt;</text:p>
      <text:p text:style-name="P8">&lt;/form&gt;</text:p>
      <text:p text:style-name="P8"/>
      <text:p text:style-name="P8">This forms a nice box under our request for input. <text:s/>Some additional notes from w3schools:</text:p>
      <text:p text:style-name="P8">*Like the &lt;input&gt; this needs names to send to server. id is needed for association with a label.</text:p>
      <text:p text:style-name="P8">*cols is visible width.</text:p>
      <text:p text:style-name="P8">*you can put "required=required" and the form will need filling</text:p>
      <text:p text:style-name="P8">*rows is how many horizontal lines you get</text:p>
      <text:p text:style-name="P8"/>
      <text:p text:style-name="P5">Label Tag</text:p>
      <text:p text:style-name="P5"><text:span text:style-name="T1">The best practice says we should have labels in our form. When the label tag is clicked, the text control comes under focus. Doing it requires the label tag has an attribute to match the input tag’s id.</text:span></text:p>
      <text:p text:style-name="P6"><text:span text:style-name="T1">The way this works is if you click the label, it focuses you to where you input that specific thing.</text:span></text:p>
      <text:p text:style-name="P6"><text:soft-page-break/><text:span text:style-name="T1"/></text:p>
      <text:p text:style-name="P6">Password Field Control</text:p>
      <text:p text:style-name="P6"><text:span text:style-name="T1">For a password field control, the user cannot/shouldn’t see the password</text:span></text:p>
      <text:p text:style-name="P6"><text:span text:style-name="T1">example:</text:span></text:p>
      <text:p text:style-name="P6"><text:span text:style-name="T1">&lt;form&gt;</text:span></text:p>
      <text:p text:style-name="P6"><text:span text:style-name="T1">&lt;label for="password"&gt;Password: &lt;/label&gt;</text:span></text:p>
      <text:p text:style-name="P6"><text:span text:style-name="T1"/></text:p>
      <text:p text:style-name="P6"><text:span text:style-name="T1">When experimenting, this demonstrates blotting out with characters (dots by default it seems) and browser seems aware that it’s for password. <text:s/>Firefox offered me the opportunity to look for it in my password manager.</text:span></text:p>
      <text:p text:style-name="P6"><text:span text:style-name="T1"/></text:p>
      <text:p text:style-name="P7"><text:span text:style-name="T1">A casual experiment in password2.html led to the following learning experience:</text:span></text:p>
      <text:p text:style-name="P7"><text:span text:style-name="T1">I was doing label and input.... if I had type="text" the password would show...and if type=password it will cover it up.</text:span></text:p>
      <text:p text:style-name="P7"><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0T12:15:44.359128774</meta:creation-date>
    <meta:generator>LibreOffice/7.3.1.3$Linux_X86_64 LibreOffice_project/30$Build-3</meta:generator>
    <dc:date>2022-04-10T14:36:00.180692846</dc:date>
    <meta:editing-duration>PT59M33S</meta:editing-duration>
    <meta:editing-cycles>6</meta:editing-cycles>
    <meta:document-statistic meta:table-count="0" meta:image-count="0" meta:object-count="0" meta:page-count="3" meta:paragraph-count="75" meta:word-count="865" meta:character-count="5078" meta:non-whitespace-character-count="4270"/>
  </office:meta>
</office:document-meta>
</file>